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747cm"/>
    </style:style>
    <style:style style:name="co2" style:family="table-column">
      <style:table-column-properties fo:break-before="auto" style:column-width="3.575cm"/>
    </style:style>
    <style:style style:name="co3" style:family="table-column">
      <style:table-column-properties fo:break-before="auto" style:column-width="2.731cm"/>
    </style:style>
    <style:style style:name="co4" style:family="table-column">
      <style:table-column-properties fo:break-before="auto" style:column-width="4.77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>
            <text:p>Mean elapsed duration</text:p>
          </table:table-cell>
          <table:table-cell office:value-type="string">
            <text:p>first come first serve</text:p>
          </table:table-cell>
          <table:table-cell office:value-type="string">
            <text:p>highest priority </text:p>
          </table:table-cell>
          <table:table-cell office:value-type="string">
            <text:p>highest response ration next</text:p>
          </table:table-cell>
          <table:table-cell office:value-type="string">
            <text:p>round robin</text:p>
          </table:table-cell>
          <table:table-cell office:value-type="string">
            <text:p>shortest time</text:p>
          </table:table-cell>
        </table:table-row>
        <table:table-row table:style-name="ro2">
          <table:table-cell office:value-type="string">
            <text:p>test.jobs</text:p>
          </table:table-cell>
          <table:table-cell office:value-type="float" office:value="48">
            <text:p>48</text:p>
          </table:table-cell>
          <table:table-cell office:value-type="float" office:value="46">
            <text:p>46</text:p>
          </table:table-cell>
          <table:table-cell office:value-type="float" office:value="56">
            <text:p>56</text:p>
          </table:table-cell>
          <table:table-cell office:value-type="float" office:value="60">
            <text:p>60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test2.jobs</text:p>
          </table:table-cell>
          <table:table-cell office:value-type="float" office:value="54">
            <text:p>54</text:p>
          </table:table-cell>
          <table:table-cell office:value-type="float" office:value="45">
            <text:p>45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test3.jobs</text:p>
          </table:table-cell>
          <table:table-cell office:value-type="float" office:value="134">
            <text:p>134</text:p>
          </table:table-cell>
          <table:table-cell office:value-type="float" office:value="119">
            <text:p>119</text:p>
          </table:table-cell>
          <table:table-cell office:value-type="float" office:value="133">
            <text:p>133</text:p>
          </table:table-cell>
          <table:table-cell office:value-type="float" office:value="134">
            <text:p>134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test4.jobs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test5.jobs</text:p>
          </table:table-cell>
          <table:table-cell table:number-columns-repeated="3" office:value-type="float" office:value="51">
            <text:p>51</text:p>
          </table:table-cell>
          <table:table-cell office:value-type="float" office:value="55">
            <text:p>55</text:p>
          </table:table-cell>
          <table:table-cell office:value-type="float" office:value="41">
            <text:p>41</text:p>
          </table:table-cell>
        </table:table-row>
        <table:table-row table:style-name="ro3">
          <table:table-cell table:number-columns-repeated="6"/>
        </table:table-row>
        <table:table-row table:style-name="ro2">
          <table:table-cell office:value-type="string">
            <text:p>Total cpu time</text:p>
          </table:table-cell>
          <table:table-cell office:value-type="string">
            <text:p>first come first serve</text:p>
          </table:table-cell>
          <table:table-cell office:value-type="string">
            <text:p>highest priority </text:p>
          </table:table-cell>
          <table:table-cell office:value-type="string">
            <text:p>highest response ration next</text:p>
          </table:table-cell>
          <table:table-cell office:value-type="string">
            <text:p>round robin</text:p>
          </table:table-cell>
          <table:table-cell office:value-type="string">
            <text:p>shortest time</text:p>
          </table:table-cell>
        </table:table-row>
        <table:table-row table:style-name="ro2">
          <table:table-cell office:value-type="string">
            <text:p>test.jobs</text:p>
          </table:table-cell>
          <table:table-cell office:value-type="float" office:value="75">
            <text:p>75</text:p>
          </table:table-cell>
          <table:table-cell table:number-columns-repeated="3" office:value-type="float" office:value="69">
            <text:p>69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string">
            <text:p>test2.jobs</text:p>
          </table:table-cell>
          <table:table-cell table:number-columns-repeated="4" office:value-type="float" office:value="69">
            <text:p>69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string">
            <text:p>test3.jobs</text:p>
          </table:table-cell>
          <table:table-cell office:value-type="float" office:value="191">
            <text:p>191</text:p>
          </table:table-cell>
          <table:table-cell table:number-columns-repeated="4" office:value-type="float" office:value="182">
            <text:p>182</text:p>
          </table:table-cell>
        </table:table-row>
        <table:table-row table:style-name="ro1">
          <table:table-cell office:value-type="string">
            <text:p>test4.jobs</text:p>
          </table:table-cell>
          <table:table-cell office:value-type="float" office:value="40">
            <text:p>40</text:p>
          </table:table-cell>
          <table:table-cell office:value-type="float" office:value="52">
            <text:p>52</text:p>
          </table:table-cell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test5.jobs</text:p>
          </table:table-cell>
          <table:table-cell table:number-columns-repeated="4" office:value-type="float" office:value="60">
            <text:p>60</text:p>
          </table:table-cell>
          <table:table-cell office:value-type="float" office:value="63">
            <text:p>63</text:p>
          </table:table-cell>
        </table:table-row>
        <table:table-row table:style-name="ro3">
          <table:table-cell table:number-columns-repeated="6"/>
        </table:table-row>
        <table:table-row table:style-name="ro1">
          <table:table-cell office:value-type="string">
            <text:p>total context switches</text:p>
          </table:table-cell>
          <table:table-cell office:value-type="string">
            <text:p>first come first serve</text:p>
          </table:table-cell>
          <table:table-cell office:value-type="string">
            <text:p>highest priority </text:p>
          </table:table-cell>
          <table:table-cell office:value-type="string">
            <text:p>highest response ration next</text:p>
          </table:table-cell>
          <table:table-cell office:value-type="string">
            <text:p>round robin</text:p>
          </table:table-cell>
          <table:table-cell office:value-type="string">
            <text:p>shortest time</text:p>
          </table:table-cell>
        </table:table-row>
        <table:table-row table:style-name="ro2">
          <table:table-cell office:value-type="string">
            <text:p>test.jobs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61">
            <text:p>61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test2.jobs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62">
            <text:p>62</text:p>
          </table:table-cell>
          <table:table-cell office:value-type="float" office:value="25">
            <text:p>2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test3.jobs</text:p>
          </table:table-cell>
          <table:table-cell office:value-type="float" office:value="26">
            <text:p>26</text:p>
          </table:table-cell>
          <table:table-cell office:value-type="float" office:value="34">
            <text:p>34</text:p>
          </table:table-cell>
          <table:table-cell office:value-type="float" office:value="168">
            <text:p>168</text:p>
          </table:table-cell>
          <table:table-cell office:value-type="float" office:value="65">
            <text:p>65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test4.jobs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test5.jobs</text:p>
          </table:table-cell>
          <table:table-cell table:number-columns-repeated="2"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</table:table-row>
        <table:table-row table:style-name="ro3">
          <table:table-cell table:number-columns-repeated="6"/>
        </table:table-row>
        <table:table-row table:style-name="ro1">
          <table:table-cell office:value-type="string">
            <text:p>total idle time</text:p>
          </table:table-cell>
          <table:table-cell office:value-type="string">
            <text:p>first come first serve</text:p>
          </table:table-cell>
          <table:table-cell office:value-type="string">
            <text:p>highest priority </text:p>
          </table:table-cell>
          <table:table-cell office:value-type="string">
            <text:p>highest response ration next</text:p>
          </table:table-cell>
          <table:table-cell office:value-type="string">
            <text:p>round robin</text:p>
          </table:table-cell>
          <table:table-cell office:value-type="string">
            <text:p>shortest time</text:p>
          </table:table-cell>
        </table:table-row>
        <table:table-row table:style-name="ro2">
          <table:table-cell office:value-type="string">
            <text:p>test.jobs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test2.jobs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test3.jobs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test4.jobs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test5.jobs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average overall</text:p>
          </table:table-cell>
          <table:table-cell office:value-type="string">
            <text:p>first come first serve</text:p>
          </table:table-cell>
          <table:table-cell office:value-type="string">
            <text:p>highest priority </text:p>
          </table:table-cell>
          <table:table-cell office:value-type="string">
            <text:p>highest response ration next</text:p>
          </table:table-cell>
          <table:table-cell office:value-type="string">
            <text:p>round robin</text:p>
          </table:table-cell>
          <table:table-cell office:value-type="string">
            <text:p>shortest time</text:p>
          </table:table-cell>
        </table:table-row>
        <table:table-row table:style-name="ro1">
          <table:table-cell office:value-type="string">
            <text:p>Mean elapsed duration</text:p>
          </table:table-cell>
          <table:table-cell table:formula="of:=SUM([.B2:.B6])/5" office:value-type="float" office:value="62.8">
            <text:p>62.8</text:p>
          </table:table-cell>
          <table:table-cell table:formula="of:=SUM([.C2:.C6])/5" office:value-type="float" office:value="58.4">
            <text:p>58.4</text:p>
          </table:table-cell>
          <table:table-cell table:formula="of:=SUM([.D2:.D6])/5" office:value-type="float" office:value="65">
            <text:p>65</text:p>
          </table:table-cell>
          <table:table-cell table:formula="of:=SUM([.E2:.E6])/5" office:value-type="float" office:value="67.6">
            <text:p>67.6</text:p>
          </table:table-cell>
          <table:table-cell table:formula="of:=SUM([.F2:.F6])/5" office:value-type="float" office:value="49.8">
            <text:p>49.8</text:p>
          </table:table-cell>
        </table:table-row>
        <table:table-row table:style-name="ro2">
          <table:table-cell office:value-type="string">
            <text:p>Mean total cpu time</text:p>
          </table:table-cell>
          <table:table-cell table:formula="of:=SUM([.B9:.B13])/5" office:value-type="float" office:value="87">
            <text:p>87</text:p>
          </table:table-cell>
          <table:table-cell table:formula="of:=SUM([.C9:.C13])/5" office:value-type="float" office:value="86.4">
            <text:p>86.4</text:p>
          </table:table-cell>
          <table:table-cell table:formula="of:=SUM([.D9:.D13])/5" office:value-type="float" office:value="83.4">
            <text:p>83.4</text:p>
          </table:table-cell>
          <table:table-cell table:formula="of:=SUM([.E9:.E13])/5" office:value-type="float" office:value="83.2">
            <text:p>83.2</text:p>
          </table:table-cell>
          <table:table-cell table:formula="of:=SUM([.F9:.F13])/5" office:value-type="float" office:value="92">
            <text:p>92</text:p>
          </table:table-cell>
        </table:table-row>
        <table:table-row table:style-name="ro1">
          <table:table-cell office:value-type="string">
            <text:p>Mean total context switches</text:p>
          </table:table-cell>
          <table:table-cell table:formula="of:=SUM([.B16:.B20])/5" office:value-type="float" office:value="12.2">
            <text:p>12.2</text:p>
          </table:table-cell>
          <table:table-cell table:formula="of:=SUM([.C16:.C20])/5" office:value-type="float" office:value="15.2">
            <text:p>15.2</text:p>
          </table:table-cell>
          <table:table-cell table:formula="of:=SUM([.D16:.D20])/5" office:value-type="float" office:value="68.4">
            <text:p>68.4</text:p>
          </table:table-cell>
          <table:table-cell table:formula="of:=SUM([.E16:.E20])/5" office:value-type="float" office:value="29.6">
            <text:p>29.6</text:p>
          </table:table-cell>
          <table:table-cell table:formula="of:=SUM([.F16:.F20])/5" office:value-type="float" office:value="16.4">
            <text:p>16.4</text:p>
          </table:table-cell>
        </table:table-row>
        <table:table-row table:style-name="ro1">
          <table:table-cell office:value-type="string">
            <text:p>Mean total idle time</text:p>
          </table:table-cell>
          <table:table-cell table:formula="of:=SUM([.B23:.B27])/5" office:value-type="float" office:value="4.6">
            <text:p>4.6</text:p>
          </table:table-cell>
          <table:table-cell table:formula="of:=SUM([.C23:.C27])/5" office:value-type="float" office:value="4">
            <text:p>4</text:p>
          </table:table-cell>
          <table:table-cell table:formula="of:=SUM([.D23:.D27])/5" office:value-type="float" office:value="1">
            <text:p>1</text:p>
          </table:table-cell>
          <table:table-cell table:formula="of:=SUM([.E23:.E27])/5" office:value-type="float" office:value="0.8">
            <text:p>0.8</text:p>
          </table:table-cell>
          <table:table-cell table:formula="of:=SUM([.F23:.F27])/5" office:value-type="float" office:value="9.6">
            <text:p>9.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positions</text:p>
          </table:table-cell>
          <table:table-cell office:value-type="string">
            <text:p>first come first serve</text:p>
          </table:table-cell>
          <table:table-cell office:value-type="string">
            <text:p>highest priority </text:p>
          </table:table-cell>
          <table:table-cell office:value-type="string">
            <text:p>highest response ration next</text:p>
          </table:table-cell>
          <table:table-cell office:value-type="string">
            <text:p>round robin</text:p>
          </table:table-cell>
          <table:table-cell office:value-type="string">
            <text:p>shortest time</text:p>
          </table:table-cell>
        </table:table-row>
        <table:table-row table:style-name="ro2">
          <table:table-cell office:value-type="string">
            <text:p>Mean elapsed duration po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total cpu time pos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total context switches po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Mean total idle time pos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ean Position</text:p>
          </table:table-cell>
          <table:table-cell table:formula="of:=SUM([.B36:.B39])/5" office:value-type="float" office:value="2.4">
            <text:p>2.4</text:p>
          </table:table-cell>
          <table:table-cell table:formula="of:=SUM([.C36:.C39])/5" office:value-type="float" office:value="2">
            <text:p>2</text:p>
          </table:table-cell>
          <table:table-cell table:formula="of:=SUM([.D36:.D39])/5" office:value-type="float" office:value="2.6">
            <text:p>2.6</text:p>
          </table:table-cell>
          <table:table-cell table:formula="of:=SUM([.E36:.E39])/5" office:value-type="float" office:value="2.2">
            <text:p>2.2</text:p>
          </table:table-cell>
          <table:table-cell table:formula="of:=SUM([.F36:.F39])/5" office:value-type="float" office:value="2.8">
            <text:p>2.8</text:p>
          </table:table-cell>
        </table:table-row>
        <table:table-row table:style-name="ro1">
          <table:table-cell office:value-type="string">
            <text:p>Overall positio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3">
          <table:table-cell table:number-columns-repeated="6"/>
        </table:table-row>
        <table:table-row table:style-name="ro1">
          <table:table-cell office:value-type="string">
            <text:p>Best scheduler tested</text:p>
          </table:table-cell>
          <table:table-cell office:value-type="string">
            <text:p>Highest priority</text:p>
          </table:table-cell>
          <table:table-cell table:number-columns-repeated="4"/>
        </table:table-row>
      </table:table>
      <table:table table:name="Sheet2" table:style-name="ta1">
        <table:table-column table:style-name="co5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riott </meta:initial-creator>
    <meta:creation-date>2013-05-02T20:31:40</meta:creation-date>
    <dc:date>2013-05-02T20:59:30</dc:date>
    <dc:creator>marriott </dc:creator>
    <meta:editing-duration>PT25M12S</meta:editing-duration>
    <meta:editing-cycles>12</meta:editing-cycles>
    <meta:generator>LibreOffice/3.5$Linux_X86_64 LibreOffice_project/350m1$Build-2</meta:generator>
    <meta:document-statistic meta:table-count="3" meta:cell-count="218" meta:object-count="0"/>
  </office:meta>
</office:document-meta>
</file>